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abc3a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abc3a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4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3">XIV</text:span></text:p>
      <text:p text:style-name="P2"><text:span text:style-name="T4">Следующий день Павел провел в деловых встречах, решая различные вопросы с учеными, а вечером поехал за Дашей по ее просьбе. </text:span></text:p>
      <text:p text:style-name="P2"><text:span text:style-name="T4">–Паш, знаю, ты будешь не очень доволен, но отвези меня в медицинский центр. </text:span></text:p>
      <text:p text:style-name="P2"><text:span text:style-name="T4">–Ладно, поехали, – вздохнув, сказал Павел, поправляя шляпу. </text:span></text:p>
      <text:p text:style-name="P2"><text:span text:style-name="T4">Через полчаса Даша сидела в кабинете у Даниила Алексеевича, а Павел стоял позади, осматривая кабинет и периодически глядя на отца.</text:span></text:p>
      <text:p text:style-name="P2"><text:span text:style-name="T4">–Все готово, Дарья Дмитриевна. Операция займет около трех часов.</text:span></text:p>
      <text:p text:style-name="P2"><text:span text:style-name="T4">–Я могу подождать здесь?</text:span></text:p>
      <text:p text:style-name="P2"><text:span text:style-name="T4">–Да, вполне. Не переживайте, все будет хорошо, – сказал Алехин и удалился.</text:span></text:p>
      <text:p text:style-name="P2"><text:span text:style-name="T4">Павел укоряюще посмотрел отцу вслед и осторожно обнял Дашу, поглаживая ее по голове.</text:span></text:p>
      <text:p text:style-name="P2"><text:span text:style-name="T4">–Не переживай, все будет хорошо. </text:span></text:p>
      <text:p text:style-name="P2"><text:span text:style-name="T4">–Я верю в это, – сквозь слезы ответила девушка. </text:span></text:p>
      <text:p text:style-name="P2"><text:span text:style-name="T4">Время медленно тянулось. На часах было 8 вечера. Даша спала на руках у Павла. Когда Даниил Алексеевич вошел в кабинет, она резко вскочила и повернулась к нему. </text:span></text:p>
      <text:p text:style-name="P2"><text:span text:style-name="T4">–Операция прошла успешна. Он будет жить, – спокойно сказал хирург.</text:span></text:p>
      <text:p text:style-name="P2"><text:span text:style-name="T4">–Я хочу увидеть его. С ним можно поговорить? – со слезами прошептала Дарья.</text:span></text:p>
      <text:p text:style-name="P2"><text:span text:style-name="T4">–Хорошо, но он пока без сознания. Вас к нему проводят. На реабилитацию понадобится не меньше года. Я заберу его с собой в </text:span><text:soft-page-break/><text:span text:style-name="T4">один из лучших санаториев. Там его поставят на ноги, и я дам вам знать.</text:span></text:p>
      <text:p text:style-name="P2"><text:span text:style-name="T4">–Спасибо вам, спасибо огромное, Даниил Алексеевич, сказала Дарья и удалилась вместе с сотрудником медицинского центра.</text:span></text:p>
      <text:p text:style-name="P2"><text:span text:style-name="T4">Павел посмотрел на отца непонимающим взглядом. </text:span></text:p>
      <text:p text:style-name="P2"><text:span text:style-name="T4">–Я пытался тебе сказать об этом, но ты не стал слушать меня. Мы сделали открытие в области медицины, связанное с искусственно-генетическим достраиванием органов. Мы совершили прорыв в медицине. </text:span></text:p>
      <text:p text:style-name="P2"><text:span text:style-name="T4">–Прости меня! – сказал Павел и со слезами обнял отца.</text:span></text:p>
      <text:p text:style-name="P2"><text:span text:style-name="T4">–Это ты прости, меня Паша. Я виноват перед тобой. Ведь именно я не спас ее тогда, – сказал Даниил Алексеевич, гладя сына по голове.</text:span></text:p>
      <text:p text:style-name="P2"><text:span text:style-name="T4">–Ничего отец, это в прошлом. Мы не разговаривали 5 лет. Честно, я скучал.</text:span></text:p>
      <text:p text:style-name="P2"><text:span text:style-name="T4">–Я тоже скучал, Паша. Но у меня сейчас совсем нет времени. Завтра я улетаю в Лондон, а потом в Израиль. </text:span></text:p>
      <text:p text:style-name="P2"><text:span text:style-name="T4">–Я понимаю. Когда будет время, приезжай в гости, – Павел улыбнулся. Еще раз крепко обнял отца и, надев шляпу, пошел к машине, где его уже ждала Дарья. </text:span></text:p>
      <text:p text:style-name="P2"><text:span text:style-name="T4">–По твоему лицу вижу, что вы помирились, – улыбнувшись, сказала девушка.</text:span></text:p>
      <text:p text:style-name="P2"><text:span text:style-name="T4">–Да. После стольких лет я вновь поговорил с ним.</text:span></text:p>
      <text:p text:style-name="P2"><text:span text:style-name="T4">–Вот видишь, я же говорила, что будет легче. Я была права.</text:span></text:p>
      <text:p text:style-name="P2"><text:span text:style-name="T4">–Даш. Поехали ко мне, я соскучился, – улыбаясь, сказал Павел, снимая шляпу и глядя в глаза девушки. </text:span></text:p>
      <text:p text:style-name="P2"><text:soft-page-break/><text:span text:style-name="T4">–Ну поехали, – усмехнувшись сказала девушка, откидываясь на спинку сидения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21:35.327000000</meta:creation-date>
    <dc:date>2022-05-15T19:21:57.747000000</dc:date>
    <meta:editing-duration>PT22S</meta:editing-duration>
    <meta:editing-cycles>1</meta:editing-cycles>
    <meta:document-statistic meta:table-count="0" meta:image-count="0" meta:object-count="0" meta:page-count="3" meta:paragraph-count="28" meta:word-count="390" meta:character-count="2439" meta:non-whitespace-character-count="2054"/>
    <meta:generator>LibreOffice/7.2.2.2$Windows_X86_64 LibreOffice_project/02b2acce88a210515b4a5bb2e46cbfb63fe97d56</meta:generator>
  </office:meta>
</office:document-meta>
</file>